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6.51cm" table:align="margins"/>
    </style:style>
    <style:style style:name="Tableau1.A" style:family="table-column">
      <style:table-column-properties style:column-width="3.103cm" style:rel-column-width="1759*"/>
    </style:style>
    <style:style style:name="Tableau1.B" style:family="table-column">
      <style:table-column-properties style:column-width="13.407cm" style:rel-column-width="7601*"/>
    </style:style>
    <style:style style:name="Tableau1.A1" style:family="table-cell">
      <style:table-cell-properties fo:padding="0.097cm" fo:border="none"/>
    </style:style>
    <style:style style:name="P1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2" style:family="paragraph" style:parent-style-name="Title" style:master-page-name="Standard">
      <style:paragraph-properties style:page-number="auto"/>
    </style:style>
    <style:style style:name="P3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5" style:family="paragraph" style:parent-style-name="Heading_20_1">
      <style:text-properties officeooo:rsid="0057b5d2" officeooo:paragraph-rsid="0057b5d2"/>
    </style:style>
    <style:style style:name="P6" style:family="paragraph" style:parent-style-name="Standard">
      <style:text-properties officeooo:paragraph-rsid="0057b5d2"/>
    </style:style>
    <style:style style:name="P7" style:family="paragraph" style:parent-style-name="Standard" style:list-style-name="L1">
      <style:text-properties officeooo:paragraph-rsid="0057b5d2"/>
    </style:style>
    <style:style style:name="P8" style:family="paragraph" style:parent-style-name="Standard">
      <style:text-properties officeooo:paragraph-rsid="005964ac"/>
    </style:style>
    <style:style style:name="P9" style:family="paragraph" style:parent-style-name="Standard" style:list-style-name="L2">
      <style:text-properties officeooo:paragraph-rsid="005964ac"/>
    </style:style>
    <style:style style:name="P10" style:family="paragraph" style:parent-style-name="Standard">
      <style:text-properties officeooo:rsid="00599107" officeooo:paragraph-rsid="00599107"/>
    </style:style>
    <style:style style:name="P11" style:family="paragraph" style:parent-style-name="Standard">
      <style:text-properties officeooo:rsid="0059b51f" officeooo:paragraph-rsid="0059b51f"/>
    </style:style>
    <style:style style:name="P12" style:family="paragraph" style:parent-style-name="Standard">
      <style:paragraph-properties fo:text-align="center" style:justify-single-word="false"/>
      <style:text-properties officeooo:rsid="0059b51f" officeooo:paragraph-rsid="0059b51f"/>
    </style:style>
    <style:style style:name="P13" style:family="paragraph" style:parent-style-name="Standard">
      <style:text-properties officeooo:rsid="005daf89" officeooo:paragraph-rsid="005daf89"/>
    </style:style>
    <style:style style:name="P14" style:family="paragraph" style:parent-style-name="Table_20_Contents">
      <style:text-properties officeooo:rsid="005daf89" officeooo:paragraph-rsid="005daf89"/>
    </style:style>
    <style:style style:name="P15" style:family="paragraph" style:parent-style-name="Table_20_Contents">
      <style:text-properties officeooo:rsid="005f1423" officeooo:paragraph-rsid="005f1423"/>
    </style:style>
    <style:style style:name="P16" style:family="paragraph" style:parent-style-name="Table_20_Contents">
      <style:text-properties officeooo:rsid="0060a07b" officeooo:paragraph-rsid="0060a07b"/>
    </style:style>
    <style:style style:name="P17" style:family="paragraph" style:parent-style-name="Table_20_Contents">
      <style:text-properties officeooo:paragraph-rsid="005daf89"/>
    </style:style>
    <style:style style:name="P18" style:family="paragraph" style:parent-style-name="Table_20_Contents">
      <style:text-properties officeooo:rsid="006278d2" officeooo:paragraph-rsid="006278d2"/>
    </style:style>
    <style:style style:name="P19" style:family="paragraph" style:parent-style-name="Table_20_Contents">
      <style:text-properties officeooo:rsid="006278d2" officeooo:paragraph-rsid="0068e03b"/>
    </style:style>
    <style:style style:name="P20" style:family="paragraph" style:parent-style-name="Table_20_Contents">
      <style:text-properties officeooo:rsid="0064905c" officeooo:paragraph-rsid="0064905c"/>
    </style:style>
    <style:style style:name="P21" style:family="paragraph" style:parent-style-name="Table_20_Contents">
      <style:text-properties officeooo:rsid="00666df4" officeooo:paragraph-rsid="00666df4"/>
    </style:style>
    <style:style style:name="P22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5a6e96" officeooo:paragraph-rsid="005b0092"/>
    </style:style>
    <style:style style:name="P2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60a07b" officeooo:paragraph-rsid="0060a07b"/>
    </style:style>
    <style:style style:name="P24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6278d2" officeooo:paragraph-rsid="006278d2"/>
    </style:style>
    <style:style style:name="P25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64905c" officeooo:paragraph-rsid="0064905c"/>
    </style:style>
    <style:style style:name="P26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officeooo:rsid="00666df4" officeooo:paragraph-rsid="00666df4"/>
    </style:style>
    <style:style style:name="P27" style:family="paragraph" style:parent-style-name="Text_20_body" style:list-style-name="L3">
      <style:paragraph-properties fo:margin-top="0cm" fo:margin-bottom="0cm" style:contextual-spacing="false" fo:line-height="100%"/>
      <style:text-properties officeooo:rsid="00666df4" officeooo:paragraph-rsid="00666df4"/>
    </style:style>
    <style:style style:name="P28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0666df4"/>
    </style:style>
    <style:style style:name="P29" style:family="paragraph" style:parent-style-name="Text_20_body">
      <style:paragraph-properties fo:margin-top="0cm" fo:margin-bottom="0cm" style:contextual-spacing="false" fo:line-height="100%"/>
      <style:text-properties officeooo:rsid="0067951a" officeooo:paragraph-rsid="0067951a"/>
    </style:style>
    <style:style style:name="T1" style:family="text">
      <style:text-properties officeooo:rsid="0057b5d2"/>
    </style:style>
    <style:style style:name="T2" style:family="text">
      <style:text-properties officeooo:rsid="005964ac"/>
    </style:style>
    <style:style style:name="T3" style:family="text">
      <style:text-properties fo:font-style="italic" officeooo:rsid="0057b5d2" style:font-style-asian="italic" style:font-style-complex="italic"/>
    </style:style>
    <style:style style:name="T4" style:family="text">
      <style:text-properties fo:font-style="italic" officeooo:rsid="005964ac" style:font-style-asian="italic" style:font-style-complex="italic"/>
    </style:style>
    <style:style style:name="T5" style:family="text">
      <style:text-properties officeooo:rsid="0059b51f"/>
    </style:style>
    <style:style style:name="T6" style:family="text">
      <style:text-properties officeooo:rsid="005f1423"/>
    </style:style>
    <style:style style:name="T7" style:family="text">
      <style:text-properties officeooo:rsid="0060a07b"/>
    </style:style>
    <style:style style:name="T8" style:family="text">
      <style:text-properties officeooo:rsid="0064905c"/>
    </style:style>
    <style:style style:name="T9" style:family="text">
      <style:text-properties officeooo:rsid="00666df4"/>
    </style:style>
    <style:style style:name="T10" style:family="text">
      <style:text-properties officeooo:rsid="0067951a"/>
    </style:style>
    <style:style style:name="T11" style:family="text">
      <style:text-properties officeooo:rsid="00689f7c"/>
    </style:style>
    <style:style style:name="T12" style:family="text">
      <style:text-properties officeooo:rsid="0068e03b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itle>JavaDoc [Jérôme]</text:title></text:p>
      <text:p text:style-name="Text_20_body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"><text:a xlink:type="simple" xlink:href="#__RefHeading___Toc121_480328866" text:style-name="Index_20_Link" text:visited-style-name="Index_20_Link">Introduction<text:tab/>1</text:a></text:p>
          <text:p text:style-name="P1"><text:a xlink:type="simple" xlink:href="#__RefHeading___Toc123_480328866" text:style-name="Index_20_Link" text:visited-style-name="Index_20_Link">Format de commentaire JavaDoc<text:tab/>1</text:a></text:p>
          <text:p text:style-name="P1"><text:a xlink:type="simple" xlink:href="#__RefHeading___Toc125_480328866" text:style-name="Index_20_Link" text:visited-style-name="Index_20_Link">Les tags JavaDoc<text:tab/>1</text:a></text:p>
          <text:p text:style-name="P1"><text:a xlink:type="simple" xlink:href="#__RefHeading___Toc127_480328866" text:style-name="Index_20_Link" text:visited-style-name="Index_20_Link">Les conventions d'écriture JavaDoc<text:tab/>2</text:a></text:p>
          <text:p text:style-name="P4"><text:a xlink:type="simple" xlink:href="#__RefHeading___Toc129_480328866" text:style-name="Index_20_Link" text:visited-style-name="Index_20_Link">Généralités<text:tab/>2</text:a></text:p>
          <text:p text:style-name="P4"><text:a xlink:type="simple" xlink:href="#__RefHeading___Toc131_480328866" text:style-name="Index_20_Link" text:visited-style-name="Index_20_Link">HTML<text:tab/>2</text:a></text:p>
        </text:index-body>
      </text:table-of-content>
      <text:h text:style-name="P5" text:outline-level="1"><text:bookmark-start text:name="__RefHeading___Toc121_480328866"/>Introduction<text:bookmark-end text:name="__RefHeading___Toc121_480328866"/></text:h>
      <text:p text:style-name="P6"><text:span text:style-name="T1">JavaDoc peut désigner deux choses :</text:span></text:p>
      <text:list xml:id="list2183399310" text:style-name="L1">
        <text:list-item>
          <text:p text:style-name="P7"><text:span text:style-name="T1">l'outil qui créé la documentation</text:span><text:span text:style-name="T11">,</text:span></text:p>
        </text:list-item>
        <text:list-item>
          <text:p text:style-name="P7"><text:span text:style-name="T1">la documentation elle-même.</text:span></text:p>
        </text:list-item>
      </text:list>
      <text:p text:style-name="P6"/>
      <text:p text:style-name="P8"><text:span text:style-name="T1">Pour éviter la confusion</text:span><text:span text:style-name="T2"> :</text:span></text:p>
      <text:list xml:id="list3574070844" text:style-name="L2">
        <text:list-item>
          <text:p text:style-name="P9"><text:span text:style-name="T3">JavaDoc</text:span><text:span text:style-name="T1"> désigne souvent la documentation</text:span><text:span text:style-name="T11">,</text:span></text:p>
        </text:list-item>
        <text:list-item>
          <text:p text:style-name="P9"><text:span text:style-name="T2">distinctement de l'</text:span><text:span text:style-name="T4">outil JavaDoc</text:span><text:span text:style-name="T2">.</text:span></text:p>
        </text:list-item>
      </text:list>
      <text:p text:style-name="P8"/>
      <text:p text:style-name="P10">L'outil javaDoc est présent dans le SDK et le JDK. Il construit automatiquement la documentation au format HTML, par agrégation de commenntaires spécifiquement formatés dans le code Java.</text:p>
      <text:p text:style-name="P10"><text:span text:style-name="T5">Pour être util</text:span><text:span text:style-name="T11">e</text:span><text:span text:style-name="T5"> l</text:span>a documentation doit porter sur <text:span text:style-name="T11">toutes </text:span>les classes, méthodes et<text:span text:style-name="T11"> </text:span>variables<text:span text:style-name="T11"> du code.</text:span></text:p>
      <text:h text:style-name="Heading_20_1" text:outline-level="1"><text:bookmark-start text:name="__RefHeading___Toc123_480328866"/>Format de commentaire JavaDoc<text:bookmark-end text:name="__RefHeading___Toc123_480328866"/></text:h>
      <text:p text:style-name="P11">Un commentaire JavaDoc est toujours contruit comme indiqué ci-dessous.</text:p>
      <text:p text:style-name="P11"/>
      <text:p text:style-name="P12">/**</text:p>
      <text:p text:style-name="P12">*</text:p>
      <text:p text:style-name="P12">*/</text:p>
      <text:p text:style-name="P13"/>
      <text:p text:style-name="P13">Un commentaire JavaDoc doit être inséré immédiatement avant l'élément à documenter. <text:span text:style-name="T5">Les commentaires non formaté JavaDoc ne sont pas pris en compte</text:span><text:span text:style-name="T11"> pra l'outil JavaDoc.</text:span></text:p>
      <text:h text:style-name="Heading_20_1" text:outline-level="1"><text:bookmark-start text:name="__RefHeading___Toc125_480328866"/>Les tags JavaDoc<text:bookmark-end text:name="__RefHeading___Toc125_480328866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2">@param</text:p>
          </table:table-cell>
          <table:table-cell table:style-name="Tableau1.A1" office:value-type="string">
            <text:p text:style-name="P14"><text:span text:style-name="T6">pour un </text:span>paramètre de méthode</text:p>
            <text:p text:style-name="P14">exemple :</text:p>
            <text:p text:style-name="Standard">* @param filepath<text:line-break/>* <text:tab/>Le nom du fichier de symptômes</text:p>
            <text:p text:style-name="P15"><text:soft-page-break/>info. : <text:span text:style-name="T7">JavaDoc ajouter</text:span><text:span text:style-name="T12">a</text:span><text:span text:style-name="T7"> automatiquement le type</text:span><text:span text:style-name="T12">, du paramètre, lu </text:span><text:s/><text:span text:style-name="T7">depuis la déclaration de la méthode</text:span></text:p>
          </table:table-cell>
        </table:table-row>
        <table:table-row>
          <table:table-cell table:style-name="Tableau1.A1" office:value-type="string">
            <text:p text:style-name="P23">@return</text:p>
          </table:table-cell>
          <table:table-cell table:style-name="Tableau1.A1" office:value-type="string">
            <text:p text:style-name="P17"><text:span text:style-name="T7">pour une méthode avec retour, décrit l'objet/la valeur retournée</text:span></text:p>
            <text:p text:style-name="P16">exemple :</text:p>
            <text:p text:style-name="Standard">* @return Une instance Connection sur la base de donées MySQL</text:p>
          </table:table-cell>
        </table:table-row>
        <table:table-row>
          <table:table-cell table:style-name="Tableau1.A1" office:value-type="string">
            <text:p text:style-name="P23">@throws</text:p>
          </table:table-cell>
          <table:table-cell table:style-name="Tableau1.A1" office:value-type="string">
            <text:p text:style-name="P16">indique les exceptions propagées</text:p>
            <text:p text:style-name="P16">exemple :</text:p>
            <text:p text:style-name="P16">*@throws IOExcetpion si le fichier est inaccessible</text:p>
          </table:table-cell>
        </table:table-row>
        <table:table-row>
          <table:table-cell table:style-name="Tableau1.A1" office:value-type="string">
            <text:p text:style-name="P24">@author</text:p>
            <text:p text:style-name="P24">@version</text:p>
          </table:table-cell>
          <table:table-cell table:style-name="Tableau1.A1" office:value-type="string">
            <text:p text:style-name="P19">applicable à une classe, une interface ou une méthode</text:p>
            <text:p text:style-name="P18">indique respectivement le nom de l'a<text:span text:style-name="T12">u</text:span>teur et la version</text:p>
            <text:p text:style-name="P18">exemple : </text:p>
            <text:p text:style-name="P18">*@author John DOE</text:p>
            <text:p text:style-name="P18"><text:span text:style-name="T8">*</text:span>@version 1.0</text:p>
          </table:table-cell>
        </table:table-row>
        <table:table-row>
          <table:table-cell table:style-name="Tableau1.A1" office:value-type="string">
            <text:p text:style-name="P25">@see</text:p>
          </table:table-cell>
          <table:table-cell table:style-name="Tableau1.A1" office:value-type="string">
            <text:p text:style-name="P20">référe une autre classe, methode, variable : l<text:span text:style-name="T12">a</text:span> documentation contiendra un lien hypertext vers l<text:span text:style-name="T12">'élément</text:span> référenc<text:span text:style-name="T12">é</text:span></text:p>
            <text:p text:style-name="P20">exemple :</text:p>
            <text:p text:style-name="P20">@see SQLQuery</text:p>
          </table:table-cell>
        </table:table-row>
        <table:table-row>
          <table:table-cell table:style-name="Tableau1.A1" office:value-type="string">
            <text:p text:style-name="P25">@since</text:p>
          </table:table-cell>
          <table:table-cell table:style-name="Tableau1.A1" office:value-type="string">
            <text:p text:style-name="P20">date la présence d'un <text:span text:style-name="T9">élément (classe, méthode, ...)</text:span></text:p>
            <text:p text:style-name="P21">exemple : </text:p>
            <text:p text:style-name="P21">*@since v3.0</text:p>
          </table:table-cell>
        </table:table-row>
        <table:table-row>
          <table:table-cell table:style-name="Tableau1.A1" office:value-type="string">
            <text:p text:style-name="P26">@deprecated</text:p>
          </table:table-cell>
          <table:table-cell table:style-name="Tableau1.A1" office:value-type="string">
            <text:p text:style-name="P21">indique la version depuis laquelle une méthode est dépréciée et ce qu'i<text:span text:style-name="T12">l</text:span> faut faire en remplacement</text:p>
            <text:p text:style-name="P21">exemple :</text:p>
            <text:p text:style-name="P21">*@deprecated depuis <text:span text:style-name="T12">v</text:span>3.0, remplacée par getTest()</text:p>
          </table:table-cell>
        </table:table-row>
      </table:table>
      <text:h text:style-name="Heading_20_1" text:outline-level="1"><text:bookmark-start text:name="__RefHeading___Toc127_480328866"/>Les conventions d'écriture<text:span text:style-name="T9"> JavaDoc</text:span><text:bookmark-end text:name="__RefHeading___Toc127_480328866"/></text:h>
      <text:h text:style-name="Heading_20_2" text:outline-level="2"><text:bookmark-start text:name="__RefHeading___Toc129_480328866"/>Généralité<text:span text:style-name="T10">s</text:span><text:bookmark-end text:name="__RefHeading___Toc129_480328866"/></text:h>
      <text:list xml:id="list1363922431" text:style-name="L3">
        <text:list-item>
          <text:p text:style-name="P27">la première phrase doit être une courte description</text:p>
        </text:list-item>
        <text:list-item>
          <text:p text:style-name="P27">les autres phrases doivent être concises</text:p>
        </text:list-item>
        <text:list-item>
          <text:p text:style-name="P27">une méthode avec des paramètres doit obligatoirement utiliser le tag @param</text:p>
        </text:list-item>
        <text:list-item>
          <text:p text:style-name="P28"><text:span text:style-name="T9">une méthode avec une valeur de retour doit obligatoirement utiliser le tag @return</text:span></text:p>
        </text:list-item>
      </text:list>
      <text:h text:style-name="Heading_20_2" text:outline-level="2"><text:bookmark-start text:name="__RefHeading___Toc131_480328866"/>HTML<text:bookmark-end text:name="__RefHeading___Toc131_480328866"/></text:h>
      <text:p text:style-name="P29">Les balises HTML &lt;b&gt;, &lt;ul&gt;, &lt;i&gt;, et &lt;p&gt; peuvent être utilisées : le code défini doit être le plus simple possible.</text:p>
      <text:p text:style-name="P29">Un fichier de mise en forme CSS est créé par l'outil JavaDoc : il est possible de le modifier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Calibri" svg:font-family="Calibri" style:font-family-generic="roman" style:font-pitch="variable"/>
    <style:font-face style:name="JetBrains Mono" svg:font-family="'JetBrains Mono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/>
    </style:style>
    <style:style style:name="ListLabel_20_2" style:display-name="ListLabel 2" style:family="text">
      <style:text-properties style:font-name="Symbol" fo:font-family="Symbol" style:font-family-generic="roman" style:font-pitch="variable"/>
    </style:style>
    <style:style style:name="ListLabel_20_3" style:display-name="ListLabel 3" style:family="text">
      <style:text-properties style:font-name="Symbol" fo:font-family="Symbol" style:font-family-generic="roman" style:font-pitch="variable"/>
    </style:style>
    <style:style style:name="ListLabel_20_4" style:display-name="ListLabel 4" style:family="text">
      <style:text-properties style:font-name="Symbol" fo:font-family="Symbol" style:font-family-generic="roman" style:font-pitch="variable"/>
    </style:style>
    <style:style style:name="ListLabel_20_5" style:display-name="ListLabel 5" style:family="text">
      <style:text-properties style:font-name="Symbol" fo:font-family="Symbol" style:font-family-generic="roman" style:font-pitch="variable"/>
    </style:style>
    <style:style style:name="ListLabel_20_6" style:display-name="ListLabel 6" style:family="text">
      <style:text-properties style:font-name="Symbol" fo:font-family="Symbol" style:font-family-generic="roman" style:font-pitch="variable"/>
    </style:style>
    <style:style style:name="ListLabel_20_7" style:display-name="ListLabel 7" style:family="text">
      <style:text-properties style:font-name="Symbol" fo:font-family="Symbol" style:font-family-generic="roman" style:font-pitch="variable"/>
    </style:style>
    <style:style style:name="ListLabel_20_8" style:display-name="ListLabel 8" style:family="text">
      <style:text-properties style:font-name="Symbol" fo:font-family="Symbol" style:font-family-generic="roman" style:font-pitch="variable"/>
    </style:style>
    <style:style style:name="ListLabel_20_9" style:display-name="ListLabel 9" style:family="text">
      <style:text-properties style:font-name="Symbol" fo:font-family="Symbol" style:font-family-generic="roman" style:font-pitch="variable"/>
    </style:style>
    <style:style style:name="ListLabel_20_10" style:display-name="ListLabel 10" style:family="text">
      <style:text-properties style:font-name="Symbol" fo:font-family="Symbol" style:font-family-generic="roman" style:font-pitch="variable"/>
    </style:style>
    <style:style style:name="ListLabel_20_11" style:display-name="ListLabel 11" style:family="text">
      <style:text-properties style:font-name="Symbol" fo:font-family="Symbol" style:font-family-generic="roman" style:font-pitch="variable"/>
    </style:style>
    <style:style style:name="ListLabel_20_12" style:display-name="ListLabel 12" style:family="text">
      <style:text-properties style:font-name="Symbol" fo:font-family="Symbol" style:font-family-generic="roman" style:font-pitch="variable"/>
    </style:style>
    <style:style style:name="ListLabel_20_13" style:display-name="ListLabel 13" style:family="text">
      <style:text-properties style:font-name="Symbol" fo:font-family="Symbol" style:font-family-generic="roman" style:font-pitch="variable"/>
    </style:style>
    <style:style style:name="ListLabel_20_14" style:display-name="ListLabel 14" style:family="text">
      <style:text-properties style:font-name="Symbol" fo:font-family="Symbol" style:font-family-generic="roman" style:font-pitch="variable"/>
    </style:style>
    <style:style style:name="ListLabel_20_15" style:display-name="ListLabel 15" style:family="text">
      <style:text-properties style:font-name="Symbol" fo:font-family="Symbol" style:font-family-generic="roman" style:font-pitch="variable"/>
    </style:style>
    <style:style style:name="ListLabel_20_16" style:display-name="ListLabel 16" style:family="text">
      <style:text-properties style:font-name="Symbol" fo:font-family="Symbol" style:font-family-generic="roman" style:font-pitch="variable"/>
    </style:style>
    <style:style style:name="ListLabel_20_17" style:display-name="ListLabel 17" style:family="text">
      <style:text-properties style:font-name="Symbol" fo:font-family="Symbol" style:font-family-generic="roman" style:font-pitch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bullet text:level="1" text:style-name="ListLabel_20_2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bullet text:level="1" text:style-name="ListLabel_20_3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bullet text:level="1" text:style-name="ListLabel_20_4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bullet text:level="1" text:style-name="ListLabel_20_5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bullet text:level="1" text:style-name="ListLabel_20_6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bullet text:level="1" text:style-name="ListLabel_20_7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">
      <text:list-level-style-bullet text:level="1" text:style-name="ListLabel_20_8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">
      <text:list-level-style-bullet text:level="1" text:style-name="ListLabel_20_9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">
      <text:list-level-style-bullet text:level="1" text:style-name="ListLabel_20_10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">
      <text:list-level-style-bullet text:level="1" text:style-name="ListLabel_20_11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">
      <text:list-level-style-bullet text:level="1" text:style-name="ListLabel_20_12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">
      <text:list-level-style-bullet text:level="1" text:style-name="ListLabel_20_13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">
      <text:list-level-style-bullet text:level="1" text:style-name="ListLabel_20_14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">
      <text:list-level-style-bullet text:level="1" text:style-name="ListLabel_20_15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">
      <text:list-level-style-bullet text:level="1" text:style-name="ListLabel_20_16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aaaaaaaaaa">
      <text:list-level-style-bullet text:level="1" text:style-name="ListLabel_20_17" text:bullet-char="·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0-10-08T22:14:45.890000000</dc:date>
    <meta:editing-duration>PT14H25M26S</meta:editing-duration>
    <meta:editing-cycles>67</meta:editing-cycles>
    <meta:generator>LibreOffice/7.0.1.2$Windows_x86 LibreOffice_project/7cbcfc562f6eb6708b5ff7d7397325de9e764452</meta:generator>
    <dc:title>JavaDoc [Jérôme]</dc:title>
    <meta:document-statistic meta:table-count="1" meta:image-count="0" meta:object-count="0" meta:page-count="2" meta:paragraph-count="65" meta:word-count="396" meta:character-count="2472" meta:non-whitespace-character-count="2145"/>
  </office:meta>
</office:document-meta>
</file>